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3">
      <style:text-properties fo:language="ru" fo:country="RU"/>
    </style:style>
    <style:style style:name="P14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weight="normal" style:font-weight-asian="normal" style:font-weight-complex="normal"/>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style:font-style-asian="normal" style:font-weight-asian="normal" style:font-style-complex="normal" style:font-weight-complex="normal" loext:char-shading-value="0"/>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style:font-weight-asian="normal" style:font-weight-complex="normal" loext:char-shading-value="0"/>
    </style:style>
    <style:style style:name="T68" style:family="text">
      <style:text-properties fo:color="#0066cc"/>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style:style style:name="T83" style:family="text">
      <style:text-properties fo:color="#6666ff"/>
    </style:style>
    <style:style style:name="T84" style:family="text">
      <style:text-properties fo:color="#3399ff"/>
    </style:style>
    <style:style style:name="T85" style:family="text">
      <style:text-properties fo:font-size="14pt" fo:language="en" fo:country="US" fo:font-weight="bold" style:font-size-asian="14pt" style:font-weight-asian="bold" style:font-size-complex="14pt" style:font-weight-complex="bold"/>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9pt" style:font-size-asian="9pt" style:font-size-complex="9pt"/>
    </style:style>
    <style:style style:name="T8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5"/>
      <text:p text:style-name="P80">Страницы с красным: 6,9,11</text:p>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5" text:outline-level="2">1. Терра</text:h>
      <text:p text:style-name="P26">(Electronics “Disappointed”/Gary Jules “Mad World”/Pink Floyd “Another Brick In The Wall”)</text:p>
      <text:p text:style-name="P13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1">– Нэш, к</text:span>ак называется наш проект?</text:p>
      <text:p text:style-name="P75"><text:span text:style-name="T8">– </text:span><text:span text:style-name="T66">Дайсон.</text:span></text:p>
      <text:p text:style-name="P75"><text:span text:style-name="T8">– </text:span><text:span text:style-name="T66">Сколько тебе лет?</text:span></text:p>
      <text:p text:style-name="P75"><text:span text:style-name="T8">– </text:span><text:span text:style-name="T66">Два года с начала запуска кластера.</text:span></text:p>
      <text:p text:style-name="P75"><text:span text:style-name="T8">– </text:span><text:span text:style-name="T66">Какой сейчас год?</text:span></text:p>
      <text:p text:style-name="P75"><text:span text:style-name="T8">– </text:span><text:span text:style-name="T21">20</text:span><text:span text:style-name="T20">18</text:span><text:span text:style-name="T66">-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7"><text:soft-page-break/><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6">Ага, уже теплее.</text:p>
      <text:p text:style-name="P36"/>
      <text:p text:style-name="P75"><text:span text:style-name="T8">– Нэш</text:span><text:span text:style-name="T66">,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text:soft-page-break/>–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1">***</text:p>
      <text:p text:style-name="P13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3">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text:soft-page-break/>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2"> </text:span><text:span text:style-name="T33">Юджина</text:span><text:span text:style-name="T1">,</text:span> <text:span text:style-name="T19">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3">А у нас получается... </text:span><text:span text:style-name="T2">–</text:span><text:span text:style-name="T5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Pet Shop Boys “So Hard” <text:span text:style-name="T24">УЛУЧШИТЬ ГЛАВУ! СКУЧНО!!!</text:span></text:p>
      <text:p text:style-name="P1"><text:span text:style-name="T37">Сознание рестартовало после того, как я гребанулся </text:span><text:span text:style-name="T53">затылком и плечами об каменный пол. Открыл глаза, тщётно пытаясь вдохнуть. Образ, </text:span><text:span text:style-name="T2">который я </text:span><text:span text:style-name="T53">пару мгновений назад </text:span><text:span text:style-name="T2">видел на фоне </text:span><text:span text:style-name="T53">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3">розов</text:span><text:span text:style-name="T2">атый</text:span><text:span text:style-name="T53"> нос, венчающая голову </text:span><text:span text:style-name="T2">высокая тиара</text:span><text:span text:style-name="T53">.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 да и не должно быть —это же не ЛСД какой-нибудь</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3">…</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text:soft-page-break/>–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oft-page-break/><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6395057088812534236"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text:soft-page-break/>–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7">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7">Тумбочка.</text:span> Листок… <text:span text:style-name="T8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8">Всё пошло не так. Не могу уловить точку концентрации. Сила приложена к чему-то большему, чем лист бумаги. К чему-то неизмеримо большему. </text:span><text:span text:style-name="T8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8">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6" text:outline-level="2"><text:span text:style-name="T11">6. </text:span>Индиго</text:h>
      <text:p text:style-name="P40"/>
      <text:p text:style-name="P40"><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1">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7.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text:soft-page-break/>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0"/>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text:soft-page-break/>–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45" text:outline-level="2">8. Стыд</text:h>
      <text:p text:style-name="P50">&lt;<text:span text:style-name="T84">Mylene Farmer — L`Ame-Stram-Gram</text:span>&gt;</text:p>
      <text:p text:style-name="P60">~~~ Завтра на семь в библиотеке ~~~</text:p>
      <text:p text:style-name="P60"/>
      <text:p text:style-name="P50"><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text:soft-page-break/>–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1">9</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text:soft-page-break/>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text:soft-page-break/>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1">10</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text:span><text:span text:style-name="T43">зале или уйти через портик на крыше</text:span><text:span text:style-name="T59"> </text:span><text:span text:style-name="T43">—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11.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8">– </text:span>“<text:span text:style-name="T1">Что я могу сделать, чтобы вернуть всё назад?</text:span>”</text:p>
      <text:p text:style-name="P15"><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4">Что бы это значило, Флер?</text:span></text:p>
      <text:p text:style-name="P15"><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4">&lt;</text:span><text:span text:style-name="T64">Mark Knopfler - </text:span><text:span text:style-name="T63">Hill Farmer's Blues</text:span><text:span text:style-name="T44">&gt;</text:span></text:p>
      <text:p text:style-name="P42">***</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1">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2.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3.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5">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7">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вернулся к письму.</text:p>
      <text:p text:style-name="P60"/>
      <text:p text:style-name="P60">Привет, Сел (несмотря ни на что, мне всё же хочется называть тебя так).</text:p>
      <text:p text:style-name="P60">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50"/>
      <text:p text:style-name="P50">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К сожалению, Луна запретила Твайлайт дальнейшие эксперименты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0"><text:soft-page-break/>Кроме того, Твайлайт сожгла кучу оборудования, что обусловило невозможность дальнейших исследований физически.</text:p>
      <text:p text:style-name="P60"/>
      <text:p text:style-name="P50">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ответ я.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text:soft-page-break/></text:p>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50">БАЦ!</text:p>
      <text:p text:style-name="P50">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50">Смех рвался наружу мощым потоком, я просто ухахатывался, упав на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0">Я отсмеялся, наклонился через стол и потрепал пегаску по чёлке. Та в ответ с готовностью подставила голову.</text:p>
      <text:p text:style-name="P50">–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0">…</text:p>
      <text:p text:style-name="P50">А ведь пегаска говорит дело! Из того, что я помню, эта зебра-шаманка иногда даже выручала Твайлайт. Визит к ней будет совсем не лишним.</text:p>
      <text:p text:style-name="P50">– Ты права. Буду тебе признателен, если покажешь мне завтра утром, где живёт Зекора.</text:p>
      <text:p text:style-name="P50">Пегаска отрицательно помотала головой.</text:p>
      <text:p text:style-name="P50">–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0">Вот чёрт! Сон на сегодня отменяется. Я спрятал письмо в стол, накинул на плечи куртку и пошёл к выходу.</text:p>
      <text:p text:style-name="P50">Пегаска по-прежнему стояла у стола, делая вид, что её это не касается.</text:p>
      <text:p text:style-name="P50">– Эмм. Так мы идём к Зекоре, или нет? Я думал, ты хотела помочь.</text:p>
      <text:p text:style-name="P50"><text:soft-page-break/>Пегаска скорчила недовольную мордочку.</text:p>
      <text:p text:style-name="P50">– Вы, человеки, все такие не клёвые?</text:p>
      <text:p text:style-name="P50">– ?</text:p>
      <text:p text:style-name="P50">Пегаска принялась загибать копыта.</text:p>
      <text:p text:style-name="P50">– Я тебе принесла пиво — это раз! Подала идею с Зекорой — это два! А где моё вознаграждение???</text:p>
      <text:p text:style-name="P50">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50">– Сколько ты хочешь за помощь, Рэйнбоу Дэш? – спросил я ровным голосом и звякнул монетами.</text:p>
      <text:p text:style-name="P50">Пегаска скривила губы и отодвинула от себя мешочек.</text:p>
      <text:p text:style-name="P50">– Какой ты глупый! А ещё из Кантерлота! Мне не нужны твои серебряшки!</text:p>
      <text:p text:style-name="P50">– Чего же ты хочешь? Золотяшек? – саркастически спросил я.</text:p>
      <text:p text:style-name="P50">Пегаска уселась вплотную ко мне и поддела головой мою руку.</text:p>
      <text:p text:style-name="P50">– Почесушек! И не говори мне, что не умеешь! Ты только что делал это совершенно бесплатно!</text:p>
      <text:p text:style-name="P50">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0">– Да. Да. Так. Гы. Ещё. Вот так. Кру-у-у-то-о-о!</text:p>
      <text:p text:style-name="P50">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0">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0"/>
      <text:p text:style-name="P50">…</text:p>
      <text:p text:style-name="P50"/>
      <text:p text:style-name="P50">–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0">Пегаска с хрустом потянулась.</text:p>
      <text:p text:style-name="P50">– А я категорически против этого!</text:p>
      <text:p text:style-name="P40"/>
      <text:p text:style-name="P41">***</text:p>
      <text:p text:style-name="P40"/>
      <text:p text:style-name="P40">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40">Я старался шагать по шпалам, чтобы не сбивать шаг. Очертания пегаски расплывались впереди на границе освещённого участка.</text:p>
      <text:p text:style-name="P50">– И как там, в Кантерлоте? Прикольно? Давненько там не была.</text:p>
      <text:p text:style-name="P50">–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0">–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0">Пегаска мечтательно вздохнула.</text:p>
      <text:p text:style-name="P50">– Что за чувство? – Я старался успевать за пегаской, для чего мне пришлось перейти на быстрый шаг.</text:p>
      <text:p text:style-name="P50">–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0">Я не поверил своим ушам.</text:p>
      <text:p text:style-name="P50">– Тебе угрожали клаудсдейлские пегасы? Тебе пришлось бросить дом?</text:p>
      <text:p text:style-name="P50">Пегаска фыркнула.</text:p>
      <text:p text:style-name="P50">–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0">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0">– Так и перестала бы с ними драться. В чём проблема?</text:p>
      <text:p text:style-name="P50">Я не мог различить выражения мордочки Дэш в полутьме, но сопение пегаски выдало её волнение.</text:p>
      <text:p text:style-name="P50">– Они задирали Флаттершай. Она не могла им ответить. Она же не я!</text:p>
      <text:p text:style-name="P50">– А ты хотела бы вернуться?</text:p>
      <text:p text:style-name="P50">– Нет! – пегаска остановилась перед выросшей из темноты палаткой. За открытым пологом стоял непроглядный мрак.</text:p>
      <text:p text:style-name="P50">–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0">– А если она уже спит? – тоже шёпотом ответил я Дэш. – Как-то неудобно её будить.</text:p>
      <text:p text:style-name="P50">– Входи, Тот-Кого-Нет. – раздался вдруг низкий голос в темноте. – И ты, маленькая пегаска, тоже не стой на пороге.</text:p>
      <text:p text:style-name="P50">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0">Я закашлялся. На табак это не похоже, зебра явно курила травку.</text:p>
      <text:p text:style-name="P50">– Добрый вечер! – начал я. – Мы не знакомы, но Рэйнбоу Дэш посоветовала мне обратиться к вам. Я ищу ответы на пару вопросов.</text:p>
      <text:p text:style-name="P50">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50">– Я ищу любую информацию про Большое Откровение и Чёрный Экран. Буду очень признателен, если…</text:p>
      <text:p text:style-name="P50">– Молчи! Ничего не говори! – перебила меня Зекора.</text:p>
      <text:p text:style-name="P50">Заметив мой удивлённый взгляд, она объяснила:</text:p>
      <text:p text:style-name="P50">– Мало времени. Не у меня — у тебя. Другое Всё гонится за тобой и я не знаю, сколько тебе отмерено.</text:p>
      <text:p text:style-name="P50"><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0">–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60"/>
      <text:p text:style-name="P60">«…Старый Свамбе говорит вам, маленькие иго-го, и вам, взрослые воины Нзака, и вам <text:span text:style-name="T59">—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50">Зекора захлопнула книгу.</text:p>
      <text:p text:style-name="P50">– Это всё, что я могу сказать тебе, Тот-Кого-Нет.</text:p>
      <text:p text:style-name="P50">Бля! И ради этого я тащился сюда посреди ночи?</text:p>
      <text:p text:style-name="P50">–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50">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0">Я был готов к тому, что зебра разозлится и выставит меня из шатра. Но Зекора только фыркнула.</text:p>
      <text:p text:style-name="P50">–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0">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0">– Зекора, почему ты называешь Анона Тем, Кого Нет?</text:p>
      <text:p text:style-name="P50">В темноте сверкнула белозубая улыбка зебры.</text:p>
      <text:p text:style-name="P50">– Потому что, когда я смотрю на него, я вижу Ничто.</text:p>
      <text:p text:style-name="P50">Мне стало нехорошо.</text:p>
      <text:p text:style-name="P50"/>
      <text:p text:style-name="P51">***</text:p>
      <text:p text:style-name="P50"/>
      <text:p text:style-name="P50">Мы возвращались по ночному лесу к железной дороге. Пегаска летела возле меня на высоте груди.</text:p>
      <text:p text:style-name="P50">– Интересно, что Зекора имела ввиду, когда говорила, что за тобой гонится Другое Всё? И как можно видеть Ничто?</text:p>
      <text:p text:style-name="P50">– Не обращай внимания. Когда курят траву, и не такое видят.</text:p>
      <text:p text:style-name="P50">–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50">Пегаска начала боксировать воздух. Я расхохотался.</text:p>
      <text:p text:style-name="P50">– Спасибо, Рэйнбоу Дэш! Я тронут.</text:p>
      <text:p text:style-name="P50"><text:soft-page-break/>– Да ладно, Анон, чего уж там. – засмущалась пегаска. – <text:span text:style-name="T66">И вот что. Зови меня Дэш! А то и мне придётся звать тебя полным именем, а я этого не выношу.</text:span></text:p>
      <text:p text:style-name="P60"/>
      <text:p text:style-name="P60"/>
      <text:p text:style-name="P27">Анон чухает пегаску по холке и хлопает по крупу.</text:p>
      <text:p text:style-name="P27">Она говорит ему, что не любит ждать</text:p>
      <text:p text:style-name="P28"/>
      <text:p text:style-name="Text_20_body"/>
      <text:h text:style-name="Heading_20_2" text:outline-level="2">15.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text:soft-page-break/>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text:soft-page-break/>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text:span><text:span text:style-name="T11">услышал тихое шушуканье в саду. </text:span><text:span text:style-name="T1">Нацепив на ноги шлёпанцы, встал, набрал в рот воды из кувшина, </text:span><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4">.</text:span></text:p>
      <text:p text:style-name="P50"/>
      <text:p text:style-name="P50">…</text:p>
      <text:p text:style-name="P50"><text:soft-page-break/></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примат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6">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6">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6"><text:soft-page-break/></text:p>
      <text:p text:style-name="P46"/>
      <text:p text:style-name="P52">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6">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6">эт правда?</text:span></text:p>
      <text:p text:style-name="P50"><text:span text:style-name="T15">– </text:span><text:span text:style-name="T66">Какая из? Их много, вообще-то. Ик!</text:span></text:p>
      <text:p text:style-name="P50"><text:soft-page-break/><text:span text:style-name="T15">– </text:span><text:span text:style-name="T66">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6">Макс, </text:span><text:span text:style-name="T15">– </text:span><text:span text:style-name="T66">захихикала Пинки, взъерошив копытами розовые кудряшки и попытавшись соорудить из них бороду, </text:span><text:span text:style-name="T15">–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6">Ты что-о-о! Нельзя любить фаэри! Она похитит твоё сердце, и ты будешь искать её, пока не... </text:span><text:span text:style-name="T15">– </text:span><text:span text:style-name="T66">Пинки погрузилась в так и не съеденный салат «по-Кантерлотски» и захрапела.</text:span></text:p>
      <text:p text:style-name="P50"><text:span text:style-name="T15">– </text:span><text:span text:style-name="T66">Пока не умру?</text:span></text:p>
      <text:p text:style-name="P50"><text:span text:style-name="T15">– </text:span><text:span text:style-name="T66">Нет, глупенький, </text:span><text:span text:style-name="T15">– </text:span><text:span text:style-name="T66">пробулькала Пинки из миски. </text:span><text:span text:style-name="T15">– </text:span><text:span text:style-name="T66">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тпечатка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text:p>
      <text:p text:style-name="P62">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30">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Мэйнхэттен</text:h>
      <text:p text:style-name="P85">ZZ Top – Gimme all your lovin</text:p>
      <text:p text:style-name="P85">Mothley Crue – Kick Start My Heart</text:p>
      <text:p text:style-name="P53"><text:soft-page-break/><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Дэш! От одной не округлятся.</text:p>
      <text:p text:style-name="P53"><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Анон!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text:soft-page-break/>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oft-page-break/><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7. <text:span text:style-name="T1">Деградация</text:span></text:h>
      <text:p text:style-name="P43">&lt;<text:span text:style-name="T69">David Bowie - Lets Dance/ Ashes To Ashes</text:span></text:p>
      <text:p text:style-name="P43"><text:span text:style-name="T69">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70">302 пони</text:span><text:span text:style-name="T30">.</text:span></text:p>
      <text:p text:style-name="P53"><text:span text:style-name="T70">250 пони</text:span><text:span text:style-name="T30">.</text:span></text:p>
      <text:p text:style-name="P53"><text:span text:style-name="T70">125 поней</text:span><text:span text:style-name="T30">.</text:span></text:p>
      <text:p text:style-name="P53"><text:span text:style-name="T30">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2">Дружба </text:span><text:span text:style-name="T39">—</text:span><text:span text:style-name="T22"> </text:span><text:span text:style-name="T3">э</text:span><text:span text:style-name="T22">то, </text:span><text:span text:style-name="T72">так её </text:span><text:span text:style-name="T3">разэтак</text:span><text:span text:style-name="T72">,</text:span><text:span text:style-name="T22">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0">37 пни</text:span></text:p>
      <text:p text:style-name="P71">24пн</text:p>
      <text:p text:style-name="P71">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70">302 пони</text:span><text:span text:style-name="T30">.</text:span></text:p>
      <text:p text:style-name="P53"><text:span text:style-name="T70">250 пони</text:span><text:span text:style-name="T30">.</text:span></text:p>
      <text:p text:style-name="P53"><text:span text:style-name="T70">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8">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8. Филлидельфия</text:h>
      <text:p text:style-name="P43">&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soft-page-break/>…</text:p>
      <text:p text:style-name="P53"/>
      <text:p text:style-name="P63">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text:soft-page-break/>–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3">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1">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9. <text:span text:style-name="T1">Понивилль. Фейс-контроль </text:span></text:h>
      <text:p text:style-name="P44">&lt;<text:span text:style-name="T57">Mothley Crue – Cickstart my heart</text:span>&gt;</text:p>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1">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1">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20. <text:span text:style-name="T1">Большое Откровение</text:span></text:h>
      <text:p text:style-name="P44">&lt;<text:span text:style-name="T57">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3">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text:span text:style-name="T1">2</text:span>1.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7" text:outline-level="2"><text:span text:style-name="T1">22</text:span>.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8">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text:span text:style-name="T1">3</text:span>.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text:soft-page-break/>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text:soft-page-break/>–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text:soft-page-break/>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5">~~~~~</text:p>
      <text:p text:style-name="P19">&lt;<text:span text:style-name="T25">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text:span text:style-name="T1">4</text:span>. <text:span text:style-name="T1">Терра</text:span></text:h>
      <text:h text:style-name="P148" text:outline-level="3">Воскресение</text:h>
      <text:p text:style-name="P50">&lt;<text:span text:style-name="T83">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text:soft-page-break/>–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5">Jack of Hearts! </text:span><text:span text:style-name="T1">Давно так не веселился. – вытер слёзы смеха Дискорд. –</text:span><text:span text:style-name="T55">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text:soft-page-break/>–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3">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0"><text:soft-page-break/>…</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1">кликнул по ним правой кнопкой </text:span><text:span text:style-name="T1">мыши</text:span><text:span text:style-name="T71"> и </text:span><text:span text:style-name="T1">выбрал</text:span><text:span text:style-name="T71">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8"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text:span><text:span text:style-name="T32">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0">…</text:p>
      <text:p text:style-name="P90">Конфликт с узлом 2</text:p>
      <text:p text:style-name="P90"><text:soft-page-break/>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3">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oft-page-break/>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text:soft-page-break/>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3"/>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text:soft-page-break/>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5" text:outline-level="2"><text:soft-page-break/>2<text:span text:style-name="T1">7</text:span>. Отбытие</text:h>
      <text:p text:style-name="P116">&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83">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text:soft-page-break/>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9"><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text:soft-page-break/>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8">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8">Ага, так я тебе и сказал! Я не такой идиот, чтоб уничтожить свою единственную надежду вернуться в Эквестрию!</text:p>
      <text:p text:style-name="P43"><text:soft-page-break/></text:p>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8">Бля! Вот так всегда!</text:p>
      <text:p text:style-name="P43">Я вздохнул.</text:p>
      <text:p text:style-name="P43"/>
      <text:p text:style-name="P53"><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3"><text:span text:style-name="T11">– </text:span><text:span text:style-name="T85">Я ПОНЯЛ, КТО ТЫ!!! КАК </text:span><text:span text:style-name="T86">ЖЕ </text:span><text:span text:style-name="T85">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8">Я запротестовал.</text:p>
      <text:p text:style-name="P101">– В Эквестрии не двигают солнце! Аликорны лишь корректируют орбиту Эквуса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2">.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9">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text:soft-page-break/>–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3"> точнее, дерево схожих миров Эквуса </text:span><text:span text:style-name="T61">—</text:span><text:span text:style-name="T53"> создали брони. Разумеется, стержнем им послужил именно сериал, но каждый фанфик </text:span><text:span text:style-name="T61">—</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53">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5"/>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6"/>
      <text:p text:style-name="P105"><text:soft-page-break/><text:span text:style-name="T53">– Наконец-то я вижу свет в конце тоннеля! Как это не пришло мне в голову! Ты всё отлично увязал! Всё сходится! Более того </text:span><text:span text:style-name="T61">—</text:span><text:span text:style-name="T53"> Анакорн заговорщически подмигнул мне </text:span><text:span text:style-name="T61">—</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3">!</text:span></text:p>
      <text:p text:style-name="P106">Я подозрительно посмотрел на Анакорна.</text:p>
      <text:p text:style-name="P105"><text:span text:style-name="T17">– </text:span><text:span text:style-name="T53">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5">…</text:p>
      <text:p text:style-name="P105">Факн щит<text:note text:id="ftn14" text:note-class="footnote"><text:note-citation>14</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text:soft-page-break/>–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83">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43"><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А ты как?</text:p>
      <text:p text:style-name="P97"><text:span text:style-name="T36">–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oft-page-break/><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5"/>
      <text:h text:style-name="Heading_20_2" text:outline-level="2">Эпилог. Земля</text:h>
      <text:p text:style-name="P112">&lt;<text:span text:style-name="T57">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3">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6">&lt;</text:span><text:span text:style-name="T26">И вообще, обзаведусь в конце-концов рогом и наставлю Селестиии рогов!»</text:span><text:span text:style-name="T36">&gt;</text:span></text:p>
      <text:p text:style-name="P43">&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5T01:02:27.64</dc:date>
    <meta:editing-duration>P131DT15M42S</meta:editing-duration>
    <meta:editing-cycles>8016</meta:editing-cycles>
    <meta:generator>OpenOffice/4.1.1$Win32 OpenOffice.org_project/411m6$Build-9775</meta:generator>
    <dc:creator>макс </dc:creator>
    <meta:document-statistic meta:table-count="0" meta:image-count="0" meta:object-count="0" meta:page-count="204" meta:paragraph-count="4349" meta:word-count="94176" meta:character-count="596672"/>
  </office:meta>
</office:document-meta>
</file>